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2.1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1.2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6.4cm"/>
    </style:style>
    <style:style style:name="gr7" style:family="graphic" style:parent-style-name="standard">
      <style:graphic-properties draw:textarea-horizontal-align="justify" draw:textarea-vertical-align="middle" draw:auto-grow-height="false" fo:min-height="0.242cm" fo:min-width="0.688cm"/>
    </style:style>
    <style:style style:name="gr8" style:family="graphic" style:parent-style-name="standard">
      <style:graphic-properties draw:textarea-horizontal-align="justify" draw:textarea-vertical-align="middle" draw:auto-grow-height="false" fo:min-height="0.242cm" fo:min-width="0.571cm"/>
    </style:style>
    <style:style style:name="gr9" style:family="graphic" style:parent-style-name="standard">
      <style:graphic-properties draw:textarea-horizontal-align="justify" draw:textarea-vertical-align="middle" draw:auto-grow-height="false" fo:min-height="0.242cm" fo:min-width="0.927cm"/>
    </style:style>
    <style:style style:name="gr10" style:family="graphic" style:parent-style-name="standard">
      <style:graphic-properties draw:textarea-horizontal-align="justify" draw:textarea-vertical-align="middle" draw:auto-grow-height="false" fo:min-height="0.242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42cm" fo:min-width="0.929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gr20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23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5.5cm" svg:x="9.3cm" svg:y="1.2cm">
          <text:p text:style-name="P1">Enrich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1cm" svg:height="1.3cm" svg:x="1.1cm" svg:y="18.3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6cm" svg:height="1.5cm" svg:x="1.2cm" svg:y="16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1.1cm" svg:x="1.2cm" svg:y="14.5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1.2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3.5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6.9cm" svg:height="1.9cm" svg:x="4.9cm" svg:y="11.7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188cm" svg:height="0.492cm" svg:x="6.98cm" svg:y="12.756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1.071cm" svg:height="0.492cm" svg:x="5.248cm" svg:y="12.756cm">
            <text:p text:style-name="P1"><text:span text:style-name="T1">Bugzi</text:span><text:span text:style-name="T1">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2" draw:layer="layout" svg:width="1.427cm" svg:height="0.492cm" svg:x="8.286cm" svg:y="12.756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0.476cm" svg:height="0.492cm" svg:x="6.387cm" svg:y="12.756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1.429cm" svg:height="0.492cm" svg:x="9.765cm" svg:y="12.756cm">
            <text:p text:style-name="P1"><text:span text:style-name="T1">Ot</text:span><text:span text:style-name="T1">he</text:span><text:span text:style-name="T1">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12" draw:text-style-name="P2" draw:layer="layout" svg:width="2cm" svg:height="0.7cm" svg:x="5.4cm" svg:y="16cm">
          <text:p text:style-name="P1"><text:span text:style-name="T2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1.8cm" svg:height="0.7cm" svg:x="2.5cm" svg:y="16cm">
          <text:p text:style-name="P1"><text:span text:style-name="T2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2.4cm" svg:height="0.7cm" svg:x="7.6cm" svg:y="16cm">
          <text:p text:style-name="P1"><text:span text:style-name="T2">Gerri</text:span><text:span text:style-name="T2">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2" draw:layer="layout" svg:width="0.8cm" svg:height="0.7cm" svg:x="4.4cm" svg:y="16cm">
          <text:p text:style-name="P1"><text:span text:style-name="T2">G</text:span><text:span text:style-name="T2">i</text:span><text:span text:style-name="T2">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2.4cm" svg:height="0.7cm" svg:x="10.1cm" svg:y="16cm">
          <text:p text:style-name="P1"><text:span text:style-name="T2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1" draw:layer="layout" svg:width="6cm" svg:height="4.9cm" svg:x="1.6cm" svg:y="1.3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3cm" svg:height="1cm" svg:x="4.9cm" svg:y="10.2cm">
          <text:p text:style-name="P1">p2o (mordred)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9cm" svg:y1="10.2cm" svg:x2="5.9cm" svg:y2="6.2cm">
          <text:p/>
        </draw:line>
        <draw:line draw:style-name="gr18" draw:text-style-name="P3" draw:layer="layout" svg:x1="9.7cm" svg:y1="18.7cm" svg:x2="9.7cm" svg:y2="17.1cm">
          <text:p/>
        </draw:line>
        <draw:line draw:style-name="gr18" draw:text-style-name="P3" draw:layer="layout" svg:x1="10.3cm" svg:y1="14.6cm" svg:x2="10.3cm" svg:y2="13.4cm">
          <text:p/>
        </draw:line>
        <draw:line draw:style-name="gr18" draw:text-style-name="P3" draw:layer="layout" svg:x1="10.1cm" svg:y1="16cm" svg:x2="10.1cm" svg:y2="15.2cm">
          <text:p/>
        </draw:line>
        <draw:custom-shape draw:style-name="gr19" draw:text-style-name="P1" draw:layer="layout" svg:width="1.4cm" svg:height="0.7cm" svg:x="9.7cm" svg:y="5.8cm">
          <text:p text:style-name="P1"><text:span text:style-name="T1">Oth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7cm" svg:height="1.1cm" svg:x="9.6cm" svg:y="4.5cm">
          <text:p text:style-name="P1"><text:span text:style-name="T1">GeoLoc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5cm" svg:height="1.1cm" svg:x="9.8cm" svg:y="2.5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5.6cm" svg:x="14.2cm" svg:y="1.3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4cm" svg:y1="2cm" svg:x2="19.9cm" svg:y2="1.9cm">
          <text:p/>
        </draw:line>
        <draw:custom-shape draw:style-name="gr23" draw:text-style-name="P1" draw:layer="layout" svg:width="2.1cm" svg:height="0.9cm" svg:x="9.7cm" svg:y="1.4cm">
          <text:p text:style-name="P1"><text:span text:style-name="T1">SortingHa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7.6cm" svg:y1="3.2cm" svg:x2="9.4cm" svg:y2="3.2cm">
          <text:p/>
        </draw:line>
        <draw:line draw:style-name="gr18" draw:text-style-name="P3" draw:layer="layout" svg:x1="12.7cm" svg:y1="3cm" svg:x2="14.2cm" svg:y2="3cm">
          <text:p/>
        </draw:line>
        <draw:line draw:style-name="gr18" draw:text-style-name="P3" draw:layer="layout" svg:x1="5.6cm" svg:y1="11.7cm" svg:x2="5.6cm" svg:y2="11cm">
          <text:p/>
        </draw:line>
        <draw:line draw:style-name="gr18" draw:text-style-name="P3" draw:layer="layout" svg:x1="5.9cm" svg:y1="10.2cm" svg:x2="10.9cm" svg:y2="6.7cm">
          <text:p/>
        </draw:line>
        <draw:line draw:style-name="gr18" draw:text-style-name="P3" draw:layer="layout" svg:x1="18.4cm" svg:y1="4.4cm" svg:x2="19.9cm" svg:y2="4.3cm">
          <text:p/>
        </draw:line>
        <draw:frame draw:style-name="gr24" draw:text-style-name="P4" draw:layer="layout" svg:width="2.746cm" svg:height="0.649cm" svg:x="14.954cm" svg:y="4.9cm">
          <draw:text-box>
            <text:p text:style-name="P1"><text:span text:style-name="T3">Elastic Search</text:span></text:p>
          </draw:text-box>
        </draw:frame>
        <draw:frame draw:style-name="gr25" draw:text-style-name="P5" draw:layer="layout" svg:width="2.746cm" svg:height="0.649cm" svg:x="3.254cm" svg:y="4.2cm">
          <draw:text-box>
            <text:p><text:span text:style-name="T3">Elastic Search</text:span></text:p>
          </draw:text-box>
        </draw:frame>
        <draw:custom-shape draw:style-name="gr17" draw:text-style-name="P1" draw:layer="layout" svg:width="4.3cm" svg:height="1cm" svg:x="13cm" svg:y="14.5cm">
          <text:p text:style-name="P1"><text:span text:style-name="T4">Treasure Chest</text:span></text:p>
          <text:p text:style-name="P1"><text:span text:style-name="T5">(perceval cache)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8cm" svg:y1="14.5cm" svg:x2="11.8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6-11-03T07:30:38.805253268</dc:date>
    <dc:creator>acs </dc:creator>
    <meta:editing-duration>PT35M42S</meta:editing-duration>
    <meta:editing-cycles>10</meta:editing-cycles>
    <meta:generator>LibreOffice/5.1.4.2$Linux_X86_64 LibreOffice_project/10m0$Build-2</meta:generator>
    <meta:document-statistic meta:object-count="39"/>
  </office:meta>
</office:document-meta>
</file>